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9999cc" draw:textarea-horizontal-align="center"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62cm" fo:min-width="0.905cm"/>
    </style:style>
    <style:style style:name="gr3" style:family="graphic" style:parent-style-name="standard">
      <style:graphic-properties draw:fill-color="#ccccff" draw:textarea-horizontal-align="center" draw:textarea-vertical-align="top"/>
    </style:style>
    <style:style style:name="gr4" style:family="graphic" style:parent-style-name="standard">
      <style:graphic-properties draw:fill-color="#ffcc99" draw:textarea-horizontal-align="center" draw:textarea-vertical-align="middle"/>
    </style:style>
    <style:style style:name="gr5" style:family="graphic" style:parent-style-name="standard">
      <style:graphic-properties draw:fill-color="#ccccff"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fill-color="#ffff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8cm" fo:min-width="1.916cm"/>
    </style:style>
    <style:style style:name="gr10" style:family="graphic" style:parent-style-name="standard">
      <style:graphic-properties draw:stroke="none" svg:stroke-color="#000000" draw:fill="none" draw:fill-color="#ffffff" draw:textarea-horizontal-align="left" draw:auto-grow-height="true" draw:auto-grow-width="true" fo:min-height="0.336cm" fo:min-width="1.916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text-properties fo:font-size="10pt"/>
    </style:style>
    <style:style style:name="P4" style:family="paragraph">
      <style:paragraph-properties fo:text-align="center"/>
      <style:text-properties fo:font-size="10pt"/>
    </style:style>
    <style:style style:name="P5" style:family="paragraph">
      <style:paragraph-properties fo:text-align="center"/>
      <style:text-properties fo:font-size="10pt" fo:font-weight="bold" style:font-weight-asian="bold" style:font-weight-complex="bold"/>
    </style:style>
    <style:style style:name="P6" style:family="paragraph">
      <style:paragraph-properties fo:text-align="start"/>
      <style:text-properties fo:font-size="10pt"/>
    </style:style>
    <style:style style:name="P7" style:family="paragraph">
      <style:paragraph-properties fo:text-align="center"/>
      <style:text-properties fo:font-size="10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size-asian="16pt" style:font-weight-asian="normal" style:font-size-complex="16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normal" style:font-size-asian="14pt" style:font-weight-asian="normal" style:font-size-complex="14pt" style:font-weight-complex="normal"/>
    </style:style>
    <style:style style:name="T5" style:family="text">
      <style:text-properties fo:font-weight="bold" style:font-size-asian="16pt" style:font-weight-asian="bold" style:font-size-complex="16pt" style:font-weight-complex="bold"/>
    </style:style>
    <style:style style:name="T6" style:family="text">
      <style:text-properties style:font-size-asian="14pt" style:font-size-complex="14pt"/>
    </style:style>
    <style:style style:name="T7" style:family="text">
      <style:text-properties style:use-window-font-color="true" style:text-outline="false" style:text-line-through-style="none" fo:font-family="Arial" style:font-family-generic="roman" style:font-pitch="variable" fo:font-style="normal" fo:text-shadow="none" style:text-underline-style="none" fo:font-weight="normal" style:letter-kerning="true" style:font-family-asian="Arial" style:font-family-generic-asian="roman" style:font-pitch-asian="variable" style:font-size-asian="14pt" style:font-style-asian="normal" style:font-weight-asian="normal" style:font-family-complex="Arial" style:font-family-generic-complex="roman" style:font-pitch-complex="variable"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1" draw:id="id1" draw:layer="layout" svg:width="6.105cm" svg:height="6.959cm" svg:x="6.51cm" svg:y="4.637cm" draw:corner-radius="0.317cm">
          <draw:glue-point draw:id="4" svg:x="5cm" svg:y="0.974cm"/>
          <draw:glue-point draw:id="5" svg:x="5cm" svg:y="2.186cm"/>
          <text:p text:style-name="P1"><text:span text:style-name="T1">forker.js</text:span></text:p>
        </draw:rect>
        <draw:frame draw:style-name="gr2" draw:text-style-name="P3" draw:layer="layout" svg:width="1.638cm" svg:height="0.712cm" svg:x="4.872cm" svg:y="8.316cm">
          <draw:text-box>
            <text:p text:style-name="P3">Port 80</text:p>
          </draw:text-box>
        </draw:frame>
        <draw:rect draw:style-name="gr3" draw:text-style-name="P5" draw:layer="layout" svg:width="5.598cm" svg:height="5.385cm" svg:x="6.749cm" svg:y="5.675cm" draw:corner-radius="0.317cm">
          <draw:glue-point draw:id="4" svg:x="-2.778cm" svg:y="-5cm"/>
          <draw:glue-point draw:id="5" svg:x="2.069cm" svg:y="-5cm"/>
          <text:p text:style-name="P4"><text:span text:style-name="T2">Proxies by “Host:” &amp; config</text:span></text:p>
        </draw:rect>
        <draw:rect draw:style-name="gr4" draw:text-style-name="P5" xml:id="id3" draw:id="id3" draw:layer="layout" svg:width="4.182cm" svg:height="2.21cm" svg:x="14.144cm" svg:y="10.451cm">
          <text:p text:style-name="P4"><text:span text:style-name="T3">Apache</text:span></text:p>
          <text:p text:style-name="P4"><text:span text:style-name="T4">(legacy php stuff)</text:span></text:p>
        </draw:rect>
        <draw:rect draw:style-name="gr5" draw:text-style-name="P5" xml:id="id2" draw:id="id2" draw:layer="layout" svg:width="4.235cm" svg:height="2.004cm" svg:x="14.118cm" svg:y="5.15cm" draw:corner-radius="0.317cm">
          <text:p text:style-name="P4"><text:span text:style-name="T3">Foo.js Server</text:span></text:p>
          <text:p text:style-name="P4"><text:span text:style-name="T4">(cool new stuff)</text:span></text:p>
        </draw:rect>
        <draw:custom-shape draw:style-name="gr6" draw:text-style-name="P2" xml:id="id4" draw:id="id4" draw:layer="layout" svg:width="3.218cm" svg:height="1.863cm" svg:x="2.462cm" svg:y="3.912cm">
          <text:p text:style-name="P2"><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 draw:text-style-name="P7" draw:layer="layout" svg:width="4.77cm" svg:height="3.053cm" svg:x="7.208cm" svg:y="6.87cm">
          <text:p text:style-name="P4"><text:span text:style-name="T5">config</text:span></text:p>
          <text:p text:style-name="P4"><text:span text:style-name="T5"/></text:p>
          <text:p text:style-name="P6"><text:span text:style-name="T6">foo.com -&gt; localhost:5555</text:span></text:p>
          <text:p text:style-name="P6"><text:span text:style-name="T6"/></text:p>
          <text:p text:style-name="P3"><text:span text:style-name="T7">default -&gt; localhost:8080</text:span></text:p>
        </draw:rect>
        <draw:connector draw:style-name="gr8" draw:text-style-name="P4" draw:layer="layout" draw:type="curve" svg:x1="12.614cm" svg:y1="8.793cm" svg:x2="16.235cm" svg:y2="7.154cm" draw:start-shape="id1" draw:start-glue-point="4" draw:end-shape="id2" draw:end-glue-point="2" svg:d="m12614 8793c2414 0 3621-546 3621-1639">
          <text:p/>
        </draw:connector>
        <draw:connector draw:style-name="gr8" draw:text-style-name="P4" draw:layer="layout" draw:type="curve" svg:x1="12.614cm" svg:y1="9.637cm" svg:x2="16.235cm" svg:y2="10.451cm" draw:start-shape="id1" draw:start-glue-point="5" draw:end-shape="id3" draw:end-glue-point="0" svg:d="m12614 9637c2414 0 3621 271 3621 814">
          <text:p/>
        </draw:connector>
        <draw:connector draw:style-name="gr8" draw:text-style-name="P4" draw:layer="layout" draw:type="curve" svg:x1="4.071cm" svg:y1="5.775cm" svg:x2="6.51cm" svg:y2="8.116cm" draw:start-shape="id4" draw:start-glue-point="2" draw:end-shape="id1" draw:end-glue-point="3" svg:d="m4071 5775c0 1561 813 2341 2439 2341">
          <text:p/>
        </draw:connector>
        <draw:frame draw:style-name="gr9" draw:text-style-name="P3" draw:layer="layout" svg:width="2.416cm" svg:height="0.643cm" svg:x="16.436cm" svg:y="9.821cm">
          <draw:text-box>
            <text:p text:style-name="P3">Port 8080</text:p>
          </draw:text-box>
        </draw:frame>
        <draw:frame draw:style-name="gr10" draw:text-style-name="P3" draw:layer="layout" svg:width="2.416cm" svg:height="0.643cm" svg:x="16.369cm" svg:y="7.154cm">
          <draw:text-box>
            <text:p text:style-name="P3">Port 555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1.441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e Hitchens</meta:initial-creator>
    <meta:creation-date>2011-09-14T16:18:13</meta:creation-date>
    <dc:date>2012-02-28T11:31:50</dc:date>
    <dc:creator>Joe Hitchens</dc:creator>
    <meta:editing-duration>PT1H1M13S</meta:editing-duration>
    <meta:editing-cycles>11</meta:editing-cycles>
    <meta:generator>OpenOffice.org/3.3$Unix OpenOffice.org_project/330m20$Build-9567</meta:generator>
    <meta:document-statistic meta:object-count="12"/>
  </office:meta>
</office:document-meta>
</file>